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14pt" fo:font-weight="normal" officeooo:rsid="001103ae" officeooo:paragraph-rsid="001103ae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6pt" fo:font-weight="bold" officeooo:rsid="001103ae" officeooo:paragraph-rsid="001103ae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ábitos: Metas e Objetivos</text:p>
      <text:p text:style-name="P2"/>
      <text:p text:style-name="P1">Concluir o ensino médio:</text:p>
      <text:p text:style-name="P1">-Ter notas boas.</text:p>
      <text:p text:style-name="P1">-Não faltar.</text:p>
      <text:p text:style-name="P1">-Adquirir conhecimento.</text:p>
      <text:p text:style-name="P1"/>
      <text:p text:style-name="P1">Pegar Grão-Mestre no LoL:</text:p>
      <text:p text:style-name="P1">-Jogar semanalmente ranqueadas e ganhar.</text:p>
      <text:p text:style-name="P1">-Não parar de jogar.</text:p>
      <text:p text:style-name="P1"/>
      <text:p text:style-name="P1">Jogar futsal até <text:s/>o final do ano:</text:p>
      <text:p text:style-name="P1">-Participar dos treinos e comprometer-se.</text:p>
      <text:p text:style-name="P1">-Disputar campeonatos.</text:p>
      <text:p text:style-name="P1">-Evoluir fisicamente.</text:p>
      <text:p text:style-name="P1"/>
      <text:p text:style-name="P1">Comprar uma guitarra:</text:p>
      <text:p text:style-name="P1">-Juntar dinheiro e parar de gastar com futilidades.</text:p>
      <text:p text:style-name="P1">-Aprender a toca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10:39:23.158064737</meta:creation-date>
    <dc:date>2022-04-25T10:47:23.481418736</dc:date>
    <meta:editing-duration>PT8M</meta:editing-duration>
    <meta:editing-cycles>1</meta:editing-cycles>
    <meta:document-statistic meta:table-count="0" meta:image-count="0" meta:object-count="0" meta:page-count="1" meta:paragraph-count="15" meta:word-count="58" meta:character-count="393" meta:non-whitespace-character-count="349"/>
    <meta:generator>LibreOffice/5.1.6.2$Linux_X86_64 LibreOffice_project/10m0$Build-2</meta:generator>
  </office:meta>
</office:document-meta>
</file>